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f you press the arrow keys on the status
screen, you can switch which character
is shown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It's the church library, but it's still surprising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